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hilemo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PHILEMON 1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APPRECIATION AND PRAISE FOR PHILEMON (1:1-7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THE APPRECIATION AND PRAISE FOR PHILEMON (1:1-7)<text:s text:c="1"/></text:span><text:span text:style-name="a448" text:class-names=""/></text:p>
          </draw:text-box>
          <svg:title/>
          <svg:desc/>
        </draw:frame>
        <draw:frame draw:id="id88" presentation:style-name="a463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Philemon is a family man (1:1-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Philemon is a faithful man (1:4-5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Philemon is a fruitful man (1:6-7):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4" draw:style-name="a464" draw:master-page-name="Master1-Layout12-tx-Title-and-Text" presentation:presentation-page-layout-name="Master1-PPL12" draw:id="Slide-259">
        <draw:frame draw:id="id89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PHILEMON 1</text:span><text:span text:style-name="a466" text:class-names=""/></text:p>
          </draw:text-box>
          <svg:title/>
          <svg:desc/>
        </draw:frame>
        <draw:frame draw:id="id90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APPRECIATION AND PRAISE FOR PHILEMON (1:1-7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APPEAL AND PLEA FOR ONESIMUS (1:8-17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5" draw:style-name="a479" draw:master-page-name="Master1-Layout1-title-Title-Slide" presentation:presentation-page-layout-name="Master1-PPL1" draw:id="Slide-260">
        <draw:frame draw:id="id91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THE APPEAL AND PLEA FOR ONESIMUS (1:8-17)<text:s text:c="1"/></text:span><text:span text:style-name="a481" text:class-names=""/></text:p>
          </draw:text-box>
          <svg:title/>
          <svg:desc/>
        </draw:frame>
        <draw:frame draw:id="id92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Forgive him for your own sake (1:8-15).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6" draw:style-name="a489" draw:master-page-name="Master1-Layout12-tx-Title-and-Text" presentation:presentation-page-layout-name="Master1-PPL12" draw:id="Slide-261">
        <draw:frame draw:id="id93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Forgive him for your own sake (1:8-15).<text:s text:c="1"/></text:span><text:span text:style-name="a491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"Show kindness to Onesimus" (1:8-10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"Onesimus hasn't been of much use to you in the past, but now he is very useful to both of us" (1:11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"I really wanted to keep him here with me while I am in these chains for preaching the Good News\.... But I didn't want to do anything without your consent" (1:12-14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"Onesimus ran away for a little while so you could have him back forever" (1:15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THE APPEAL AND PLEA FOR ONESIMUS (1:8-17)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Forgive him for your own sake (1:8-1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Forgive him for his sake (1:1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Forgive him for my sake (1: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PHILEMON 1</text:span><text:span text:style-name="a530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THE APPRECIATION AND PRAISE FOR PHILEMON (1:1-7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THE APPEAL AND PLEA FOR ONESIMUS (1:8-1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THE ASSURANCE AND PLEDGE FROM PAUL (1:18-2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ASSURANCE AND PLEDGE FROM PAUL (1:18-25)<text:s text:c="1"/>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guarantee (1:18-19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gentle reminder (1:19b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guest room (1:22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greetings (1:23-25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PHILEMON 1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APPRECIATION AND PRAISE FOR PHILEMON (1:1-7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APPEAL AND PLEA FOR ONESIMUS (1:8-17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ASSURANCE AND PLEDGE FROM PAUL (1:18-25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-title-Title-Slide" presentation:presentation-page-layout-name="Master1-PPL1" draw:id="Slide-266">
        <draw:frame draw:id="id103" presentation:style-name="a589" draw:name="Title 1" svg:x="1.38in" svg:y="0.83in" svg:width="10.3in" svg:height="4.42in" presentation:class="title" presentation:placeholder="false">
          <draw:text-box>
            <text:p text:style-name="a588" text:class-names="" text:cond-style-name=""><text:span text:style-name="a586" text:class-names="">Philemon</text:span><text:span text:style-name="a587" text:class-names=""/></text:p>
          </draw:text-box>
          <svg:title/>
          <svg:desc/>
        </draw:frame>
        <draw:frame draw:id="id104" presentation:style-name="a590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hilemon</dc:title>
    <meta:initial-creator>David STRICKLAND</meta:initial-creator>
    <dc:creator>David STRICKLAND</dc:creator>
    <meta:creation-date>2020-02-23T23:17:19Z</meta:creation-date>
    <dc:date>2020-02-23T23:17:19Z</dc:date>
    <meta:template xlink:href="BibleStudy" xlink:type="simple"/>
    <meta:editing-cycles>1</meta:editing-cycles>
    <meta:editing-duration>PT0S</meta:editing-duration>
    <meta:document-statistic meta:paragraph-count="35" meta:word-count="323"/>
  </office:meta>
</office:document-meta>
</file>